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 style:writing-mode="lr-tb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 style:writing-mode="lr-tb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658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11cm" fo:min-width="17.678cm"/>
    </style:style>
    <style:style style:name="gr26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27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28" style:family="graphic" style:parent-style-name="standard">
      <style:graphic-properties draw:textarea-horizontal-align="justify" draw:textarea-vertical-align="middle" draw:auto-grow-height="false" fo:min-height="1.514cm" fo:min-width="1.485cm" style:writing-mode="lr-tb"/>
      <style:paragraph-properties style:writing-mode="lr-tb"/>
    </style:style>
    <style:style style:name="gr29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30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1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35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6" style:family="graphic" style:parent-style-name="standard">
      <style:graphic-properties draw:textarea-horizontal-align="justify" draw:textarea-vertical-align="middle" draw:auto-grow-height="false" fo:min-height="1.461cm" fo:min-width="1.485cm" style:writing-mode="lr-tb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345cm" fo:min-width="1.485cm" style:writing-mode="lr-tb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394cm" fo:min-width="1.485cm" style:writing-mode="lr-tb"/>
      <style:paragraph-properties style:writing-mode="lr-tb"/>
    </style:style>
    <style:style style:name="gr4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4.623cm" fo:min-width="17.678cm"/>
    </style:style>
    <style:style style:name="gr4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102cm" fo:min-width="17.67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gr43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625cm" style:writing-mode="lr-tb"/>
      <style:paragraph-properties style:writing-mode="lr-tb"/>
    </style:style>
    <style:style style:name="gr4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9.691cm" fo:min-width="17.678cm"/>
    </style:style>
    <style:style style:name="gr45" style:family="graphic" style:parent-style-name="standard">
      <style:graphic-properties svg:stroke-width="0cm" svg:stroke-color="#3465a4" draw:marker-start-width="0.2cm" draw:marker-end-width="0.2cm" draw:fill="solid" draw:fill-color="#729fcf" draw:textarea-horizontal-align="justify" draw:textarea-vertical-align="middle" draw:auto-grow-height="false" fo:min-height="1.118cm" fo:min-width="1.168cm" fo:padding-top="0.076cm" fo:padding-bottom="0.076cm" fo:padding-left="0.051cm" fo:padding-right="0.051cm" style:writing-mode="lr-tb"/>
      <style:paragraph-properties style:writing-mode="lr-tb"/>
    </style:style>
    <style:style style:name="gr46" style:family="graphic" style:parent-style-name="standard" style:list-style-name="L1">
      <style:graphic-properties svg:stroke-width="0cm" svg:stroke-color="#3465a4" draw:marker-start-width="0.2cm" draw:marker-end-width="0.2cm" draw:fill-color="#729fcf" draw:textarea-horizontal-align="justify" draw:textarea-vertical-align="middle" draw:auto-grow-height="false" fo:min-height="1.118cm" fo:min-width="1.168cm" fo:padding-top="0.076cm" fo:padding-bottom="0.076cm" fo:padding-left="0.051cm" fo:padding-right="0.051cm" style:writing-mode="lr-tb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118cm" fo:min-width="3.708cm" draw:shadow-offset-x="0.203cm" draw:shadow-offset-y="0.20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404cm" fo:min-width="0.375cm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77bc65"/>
      <style:paragraph-properties fo:text-align="center" style:writing-mode="lr-tb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5" style:family="paragraph">
      <style:text-properties fo:color="#77bc65" loext:opacity="100%"/>
    </style:style>
    <style:style style:name="P16" style:family="paragraph">
      <loext:graphic-properties draw:fill="none" draw:fill-color="#ffffff"/>
      <style:text-properties fo:color="#77bc65" loext:opacity="100%" loext:color-lum-mod="100%" loext:color-lum-off="0%" fo:font-size="11pt"/>
    </style:style>
    <style:style style:name="P17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P18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9" style:family="paragraph">
      <loext:graphic-properties draw:fill="solid" draw:fill-color="#77bc65"/>
      <style:paragraph-properties fo:text-align="center" style:writing-mode="lr-tb"/>
      <style:text-properties fo:font-size="12pt"/>
    </style:style>
    <style:style style:name="P20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22" style:family="paragraph">
      <loext:graphic-properties draw:fill-color="#729fcf"/>
      <style:paragraph-properties fo:margin-left="0cm" fo:margin-right="0cm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23" style:family="paragraph">
      <style:paragraph-properties fo:text-align="center"/>
      <style:text-properties fo:font-size="14pt"/>
    </style:style>
    <style:style style:name="P24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style:use-window-font-color="true" loext:opacity="0%" fo:font-size="11pt"/>
    </style:style>
    <style:style style:name="T7" style:family="text">
      <style:text-properties fo:color="#666666" loext:opacity="100%" fo:font-size="11pt"/>
    </style:style>
    <style:style style:name="T8" style:family="text">
      <style:text-properties fo:color="#77bc65" loext:opacity="100%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</text:span><text:span text:style-name="T1">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9"><text:span text:style-name="T1">IPR</text:span><text:span text:style-name="T1">EF</text:span></text:p>
          <text:p text:style-name="P9"><text:span text:style-name="T1">GW</text:span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6.35cm" svg:height="1.017cm" svg:x="2.588cm" svg:y="14.082cm">
          <draw:text-box>
            <text:p><text:span text:style-name="T2">Local Network A: <text:s/></text:span><text:span text:style-name="T2">172.17.1.0/24</text:span></text:p>
            <text:p><text:span text:style-name="T2">Encoding Network: <text:s/></text:span><text:span text:style-name="T2">10.128.0.0/1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al Network B: <text:s/></text:span><text:span text:style-name="T2">2001:db8:bb:2::/64</text:span></text:p>
            <text:p><text:span text:style-name="T2">Encoding Network: <text:s/></text:span><text:span text:style-name="T2">fdee:ee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9"><text:span text:style-name="T1">IPREF</text:span></text:p>
          <text:p text:style-name="P9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9"><text:span text:style-name="T1">public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9"><text:span text:style-name="T1">local</text:span></text:p>
          <text:p text:style-name="P9"><text:span text:style-name="T1">DNS</text:span></text:p>
          <text:p text:style-name="P9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9"><text:span text:style-name="T1">other</text:span></text:p>
          <text:p text:style-name="P9"><text:span text:style-name="T1">DNS</text:span></text:p>
          <text:p text:style-name="P9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4" draw:layer="layout" svg:width="5.41cm" svg:height="0.584cm" svg:x="9.572cm" svg:y="24.229cm">
          <text:p text:style-name="P13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5.41cm" svg:height="0.584cm" svg:x="12.735cm" svg:y="17.828cm">
          <text:p text:style-name="P13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6" draw:layer="layout" svg:width="4.762cm" svg:height="1.017cm" svg:x="8.302cm" svg:y="4.11cm">
          <draw:text-box>
            <text:p text:style-name="P15"><text:span text:style-name="T2">2001:db8::abc:11 + </text:span><text:span text:style-name="T2">700</text:span></text:p>
            <text:p text:style-name="P15"><text:span text:style-name="T2">198.51.100.11 + 700</text:span></text:p>
          </draw:text-box>
        </draw:frame>
      </draw:page>
      <draw:page draw:name="page2" draw:style-name="dp1" draw:master-page-name="Default">
        <draw:custom-shape draw:style-name="gr25" draw:text-style-name="P1" draw:layer="layout" svg:width="17.78cm" svg:height="4.763cm" svg:x="1.317cm" svg:y="9.57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0.337cm" svg:x2="8.319cm" svg:y2="13.25cm">
          <text:p/>
        </draw:line>
        <draw:line draw:style-name="gr26" draw:text-style-name="P2" draw:layer="layout" svg:x1="3.222cm" svg:y1="12.696cm" svg:x2="6.08cm" svg:y2="12.696cm">
          <text:p/>
        </draw:line>
        <draw:g>
          <draw:frame draw:style-name="gr3" draw:text-style-name="P3" draw:layer="layout" svg:width="1.65cm" svg:height="0.659cm" svg:x="9.42cm" svg:y="10.252cm">
            <draw:text-box>
              <text:p><text:span text:style-name="T1">Internet</text:span></text:p>
            </draw:text-box>
          </draw:frame>
          <draw:frame draw:style-name="gr6" draw:text-style-name="P4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11.088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10.337cm" svg:x2="12.07cm" svg:y2="13.25cm">
          <text:p/>
        </draw:line>
        <draw:frame draw:style-name="gr6" draw:text-style-name="P4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2.049cm">
          <draw:text-box>
            <text:p><text:span text:style-name="T2">IPv4</text:span></text:p>
          </draw:text-box>
        </draw:frame>
        <draw:line draw:style-name="gr27" draw:text-style-name="P2" draw:layer="layout" svg:x1="14.335cm" svg:y1="12.696cm" svg:x2="17.228cm" svg:y2="12.696cm">
          <text:p/>
        </draw:line>
        <draw:line draw:style-name="gr27" draw:text-style-name="P2" draw:layer="layout" svg:x1="7.032cm" svg:y1="12.664cm" svg:x2="13.382cm" svg:y2="12.664cm">
          <text:p/>
        </draw:line>
        <draw:custom-shape draw:style-name="gr28" draw:text-style-name="P8" draw:layer="layout" svg:width="1.587cm" svg:height="1.666cm" svg:x="13.103cm" svg:y="11.3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7.78cm" svg:height="4.763cm" svg:x="1.317cm" svg:y="17.192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9.415cm" svg:x2="6.08cm" svg:y2="19.415cm">
          <text:p/>
        </draw:line>
        <draw:line draw:style-name="gr2" draw:text-style-name="P2" draw:layer="layout" svg:x1="8.319cm" svg:y1="17.937cm" svg:x2="8.319cm" svg:y2="20.85cm">
          <text:p/>
        </draw:line>
        <draw:line draw:style-name="gr26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29" draw:text-style-name="P2" draw:layer="layout" svg:x1="7.032cm" svg:y1="19.401cm" svg:x2="9.255cm" svg:y2="19.401cm">
          <text:p/>
        </draw:line>
        <draw:line draw:style-name="gr27" draw:text-style-name="P2" draw:layer="layout" svg:x1="14.335cm" svg:y1="20.296cm" svg:x2="17.228cm" svg:y2="20.296cm">
          <text:p/>
        </draw:line>
        <draw:line draw:style-name="gr27" draw:text-style-name="P2" draw:layer="layout" svg:x1="7.032cm" svg:y1="20.264cm" svg:x2="13.382cm" svg:y2="20.264cm">
          <text:p/>
        </draw:line>
        <draw:custom-shape draw:style-name="gr30" draw:text-style-name="P8" draw:layer="layout" svg:width="1.587cm" svg:height="1.666cm" svg:x="13.103cm" svg:y="18.9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3.212cm" svg:y1="11.795cm" svg:x2="6.08cm" svg:y2="11.795cm">
          <text:p/>
        </draw:line>
        <draw:frame draw:style-name="gr8" draw:text-style-name="P17" draw:layer="layout" svg:width="0.985cm" svg:height="0.614cm" svg:x="3.454cm" svg:y="18.688cm">
          <draw:text-box>
            <text:p><text:span text:style-name="T6">IPv6</text:span></text:p>
          </draw:text-box>
        </draw:frame>
        <draw:custom-shape draw:style-name="gr25" draw:text-style-name="P1" draw:layer="layout" svg:width="17.78cm" svg:height="4.763cm" svg:x="1.317cm" svg:y="1.9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.789cm" svg:x2="8.319cm" svg:y2="5.61cm">
          <text:p/>
        </draw:line>
        <draw:g>
          <draw:frame draw:style-name="gr32" draw:text-style-name="P3" draw:layer="layout" svg:width="1.65cm" svg:height="0.638cm" svg:x="9.42cm" svg:y="2.707cm">
            <draw:text-box>
              <text:p><text:span text:style-name="T1">Internet</text:span></text:p>
            </draw:text-box>
          </draw:frame>
          <draw:frame draw:style-name="gr33" draw:text-style-name="P4" draw:layer="layout" svg:width="1.057cm" svg:height="0.637cm" svg:x="9.717cm" svg:y="4.447cm">
            <draw:text-box>
              <text:p><text:span text:style-name="T2">IPv4</text:span></text:p>
            </draw:text-box>
          </draw:frame>
          <draw:frame draw:style-name="gr34" draw:text-style-name="P4" draw:layer="layout" svg:width="0.985cm" svg:height="0.595cm" svg:x="9.753cm" svg:y="3.516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2.789cm" svg:x2="12.07cm" svg:y2="5.61cm">
          <text:p/>
        </draw:line>
        <draw:frame draw:style-name="gr33" draw:text-style-name="P4" draw:layer="layout" svg:width="1.057cm" svg:height="0.637cm" svg:x="16.017cm" svg:y="4.447cm">
          <draw:text-box>
            <text:p><text:span text:style-name="T2">IPv4</text:span></text:p>
          </draw:text-box>
        </draw:frame>
        <draw:frame draw:style-name="gr33" draw:text-style-name="P4" draw:layer="layout" svg:width="1.057cm" svg:height="0.637cm" svg:x="3.418cm" svg:y="4.447cm">
          <draw:text-box>
            <text:p><text:span text:style-name="T2">IPv4</text:span></text:p>
          </draw:text-box>
        </draw:frame>
        <draw:line draw:style-name="gr26" draw:text-style-name="P2" draw:layer="layout" svg:x1="5.127cm" svg:y1="5.737cm" svg:x2="7.667cm" svg:y2="5.737cm">
          <text:p/>
        </draw:line>
        <draw:line draw:style-name="gr26" draw:text-style-name="P2" draw:layer="layout" svg:x1="5.127cm" svg:y1="5.073cm" svg:x2="5.127cm" svg:y2="5.719cm">
          <text:p/>
        </draw:line>
        <draw:line draw:style-name="gr26" draw:text-style-name="P2" draw:layer="layout" svg:x1="7.727cm" svg:y1="5.074cm" svg:x2="7.727cm" svg:y2="5.72cm">
          <text:p/>
        </draw:line>
        <draw:line draw:style-name="gr26" draw:text-style-name="P2" draw:layer="layout" svg:x1="12.727cm" svg:y1="5.738cm" svg:x2="15.267cm" svg:y2="5.738cm">
          <text:p/>
        </draw:line>
        <draw:line draw:style-name="gr26" draw:text-style-name="P2" draw:layer="layout" svg:x1="12.727cm" svg:y1="5.074cm" svg:x2="12.727cm" svg:y2="5.72cm">
          <text:p/>
        </draw:line>
        <draw:line draw:style-name="gr26" draw:text-style-name="P2" draw:layer="layout" svg:x1="15.327cm" svg:y1="5.075cm" svg:x2="15.327cm" svg:y2="5.721cm">
          <text:p/>
        </draw:line>
        <draw:line draw:style-name="gr35" draw:text-style-name="P2" draw:layer="layout" svg:x1="4.506cm" svg:y1="5.084cm" svg:x2="7.999cm" svg:y2="5.084cm">
          <text:p/>
        </draw:line>
        <draw:line draw:style-name="gr35" draw:text-style-name="P2" draw:layer="layout" svg:x1="12.43cm" svg:y1="5.084cm" svg:x2="15.923cm" svg:y2="5.084cm">
          <text:p/>
        </draw:line>
        <draw:line draw:style-name="gr26" draw:text-style-name="P2" draw:layer="layout" svg:x1="3.222cm" svg:y1="5.084cm" svg:x2="5.127cm" svg:y2="5.084cm">
          <text:p/>
        </draw:line>
        <draw:custom-shape draw:style-name="gr36" draw:text-style-name="P8" draw:layer="layout" svg:width="1.587cm" svg:height="1.613cm" svg:x="13.103cm" svg:y="3.793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1.587cm" svg:height="1.497cm" svg:x="5.7cm" svg:y="3.793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5.323cm" svg:y1="5.084cm" svg:x2="17.228cm" svg:y2="5.084cm">
          <text:p/>
        </draw:line>
        <draw:line draw:style-name="gr27" draw:text-style-name="P2" draw:layer="layout" svg:x1="7.667cm" svg:y1="5.084cm" svg:x2="12.747cm" svg:y2="5.084cm">
          <text:p/>
        </draw:line>
        <draw:custom-shape draw:style-name="gr38" draw:text-style-name="P8" draw:layer="layout" svg:width="1.587cm" svg:height="1.546cm" svg:x="5.7cm" svg:y="18.9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1.587cm" svg:height="1.546cm" svg:x="5.7cm" svg:y="11.3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0.985cm" svg:height="0.614cm" svg:x="3.428cm" svg:y="11.155cm">
          <draw:text-box>
            <text:p><text:span text:style-name="T7">IPv6</text:span></text:p>
          </draw:text-box>
        </draw:frame>
      </draw:page>
      <draw:page draw:name="page3" draw:style-name="dp1" draw:master-page-name="Default">
        <draw:custom-shape draw:style-name="gr40" draw:text-style-name="P1" draw:layer="layout" svg:width="17.78cm" svg:height="4.775cm" svg:x="1.317cm" svg:y="2.2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3.037cm" svg:x2="8.319cm" svg:y2="5.95cm">
          <text:p/>
        </draw:line>
        <draw:line draw:style-name="gr26" draw:text-style-name="P2" draw:layer="layout" svg:x1="3.222cm" svg:y1="5.396cm" svg:x2="6.08cm" svg:y2="5.396cm">
          <text:p/>
        </draw:line>
        <draw:frame draw:style-name="gr3" draw:text-style-name="P3" draw:layer="layout" svg:width="1.65cm" svg:height="0.659cm" svg:x="9.42cm" svg:y="2.9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4.7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3.788cm">
          <draw:text-box>
            <text:p><text:span text:style-name="T2">IPv6</text:span></text:p>
          </draw:text-box>
        </draw:frame>
        <draw:line draw:style-name="gr2" draw:text-style-name="P2" draw:layer="layout" svg:x1="12.07cm" svg:y1="3.037cm" svg:x2="12.07cm" svg:y2="5.95cm">
          <text:p/>
        </draw:line>
        <draw:frame draw:style-name="gr6" draw:text-style-name="P4" draw:layer="layout" svg:width="1.057cm" svg:height="0.658cm" svg:x="16.017cm" svg:y="4.7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4.749cm">
          <draw:text-box>
            <text:p><text:span text:style-name="T2">IPv4</text:span></text:p>
          </draw:text-box>
        </draw:frame>
        <draw:line draw:style-name="gr29" draw:text-style-name="P2" draw:layer="layout" svg:x1="7.032cm" svg:y1="5.401cm" svg:x2="13.382cm" svg:y2="5.401cm">
          <text:p/>
        </draw:line>
        <draw:line draw:style-name="gr27" draw:text-style-name="P2" draw:layer="layout" svg:x1="14.335cm" svg:y1="5.396cm" svg:x2="17.228cm" svg:y2="5.396cm">
          <text:p/>
        </draw:line>
        <draw:line draw:style-name="gr27" draw:text-style-name="P2" draw:layer="layout" svg:x1="7.032cm" svg:y1="4.464cm" svg:x2="13.382cm" svg:y2="4.464cm">
          <text:p/>
        </draw:line>
        <draw:line draw:style-name="gr31" draw:text-style-name="P2" draw:layer="layout" svg:x1="3.222cm" svg:y1="4.501cm" svg:x2="6.09cm" svg:y2="4.501cm">
          <text:p/>
        </draw:line>
        <draw:frame draw:style-name="gr8" draw:text-style-name="P17" draw:layer="layout" svg:width="0.985cm" svg:height="0.614cm" svg:x="3.454cm" svg:y="3.788cm">
          <draw:text-box>
            <text:p><text:span text:style-name="T6">IPv6</text:span></text:p>
          </draw:text-box>
        </draw:frame>
        <draw:line draw:style-name="gr31" draw:text-style-name="P2" draw:layer="layout" svg:x1="14.322cm" svg:y1="4.501cm" svg:x2="17.19cm" svg:y2="4.501cm">
          <text:p/>
        </draw:line>
        <draw:frame draw:style-name="gr8" draw:text-style-name="P18" draw:layer="layout" svg:width="0.985cm" svg:height="0.614cm" svg:x="16.055cm" svg:y="3.788cm">
          <draw:text-box>
            <text:p><text:span text:style-name="T7">IPv6</text:span></text:p>
          </draw:text-box>
        </draw:frame>
        <draw:custom-shape draw:style-name="gr28" draw:text-style-name="P8" draw:layer="layout" svg:width="1.587cm" svg:height="1.666cm" svg:x="13.103cm" svg:y="4.074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9.378cm" svg:x2="8.319cm" svg:y2="12.291cm">
          <text:p/>
        </draw:line>
        <draw:line draw:style-name="gr26" draw:text-style-name="P2" draw:layer="layout" svg:x1="3.222cm" svg:y1="11.737cm" svg:x2="6.08cm" svg:y2="11.737cm">
          <text:p/>
        </draw:line>
        <draw:frame draw:style-name="gr3" draw:text-style-name="P3" draw:layer="layout" svg:width="1.65cm" svg:height="0.659cm" svg:x="9.42cm" svg:y="9.293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10.129cm">
          <draw:text-box>
            <text:p><text:span text:style-name="T2">IPv6</text:span></text:p>
          </draw:text-box>
        </draw:frame>
        <draw:line draw:style-name="gr2" draw:text-style-name="P2" draw:layer="layout" svg:x1="12.07cm" svg:y1="9.378cm" svg:x2="12.07cm" svg:y2="12.291cm">
          <text:p/>
        </draw:line>
        <draw:frame draw:style-name="gr6" draw:text-style-name="P4" draw:layer="layout" svg:width="1.057cm" svg:height="0.658cm" svg:x="16.017cm" svg:y="11.0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1.09cm">
          <draw:text-box>
            <text:p><text:span text:style-name="T2">IPv4</text:span></text:p>
          </draw:text-box>
        </draw:frame>
        <draw:line draw:style-name="gr27" draw:text-style-name="P2" draw:layer="layout" svg:x1="14.335cm" svg:y1="11.737cm" svg:x2="17.228cm" svg:y2="11.737cm">
          <text:p/>
        </draw:line>
        <draw:line draw:style-name="gr27" draw:text-style-name="P2" draw:layer="layout" svg:x1="7.032cm" svg:y1="10.805cm" svg:x2="13.382cm" svg:y2="10.805cm">
          <text:p/>
        </draw:line>
        <draw:line draw:style-name="gr31" draw:text-style-name="P2" draw:layer="layout" svg:x1="3.222cm" svg:y1="10.842cm" svg:x2="6.09cm" svg:y2="10.842cm">
          <text:p/>
        </draw:line>
        <draw:frame draw:style-name="gr8" draw:text-style-name="P17" draw:layer="layout" svg:width="0.985cm" svg:height="0.614cm" svg:x="3.454cm" svg:y="10.129cm">
          <draw:text-box>
            <text:p><text:span text:style-name="T6">IPv6</text:span></text:p>
          </draw:text-box>
        </draw:frame>
        <draw:line draw:style-name="gr31" draw:text-style-name="P2" draw:layer="layout" svg:x1="14.322cm" svg:y1="10.842cm" svg:x2="17.19cm" svg:y2="10.842cm">
          <text:p/>
        </draw:line>
        <draw:frame draw:style-name="gr8" draw:text-style-name="P18" draw:layer="layout" svg:width="0.985cm" svg:height="0.614cm" svg:x="16.055cm" svg:y="10.129cm">
          <draw:text-box>
            <text:p><text:span text:style-name="T7">IPv6</text:span></text:p>
          </draw:text-box>
        </draw:frame>
        <draw:custom-shape draw:style-name="gr28" draw:text-style-name="P8" draw:layer="layout" svg:width="1.587cm" svg:height="1.666cm" svg:x="13.103cm" svg:y="10.415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14.9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26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27" draw:text-style-name="P2" draw:layer="layout" svg:x1="14.277cm" svg:y1="17.122cm" svg:x2="17.17cm" svg:y2="17.122cm">
          <text:p/>
        </draw:line>
        <draw:line draw:style-name="gr27" draw:text-style-name="P2" draw:layer="layout" svg:x1="6.974cm" svg:y1="17.09cm" svg:x2="13.324cm" svg:y2="17.09cm">
          <text:p/>
        </draw:line>
        <draw:line draw:style-name="gr31" draw:text-style-name="P2" draw:layer="layout" svg:x1="3.164cm" svg:y1="17.127cm" svg:x2="6.032cm" svg:y2="17.127cm">
          <text:p/>
        </draw:line>
        <draw:frame draw:style-name="gr8" draw:text-style-name="P17" draw:layer="layout" svg:width="0.985cm" svg:height="0.614cm" svg:x="3.396cm" svg:y="16.414cm">
          <draw:text-box>
            <text:p><text:span text:style-name="T6">IPv6</text:span></text:p>
          </draw:text-box>
        </draw:frame>
        <draw:frame draw:style-name="gr8" draw:text-style-name="P17" draw:layer="layout" svg:width="0.985cm" svg:height="0.614cm" svg:x="15.997cm" svg:y="16.414cm">
          <draw:text-box>
            <text:p><text:span text:style-name="T6">IPv6</text:span></text:p>
          </draw:text-box>
        </draw:frame>
        <draw:custom-shape draw:style-name="gr30" draw:text-style-name="P8" draw:layer="layout" svg:width="1.587cm" svg:height="1.666cm" svg:x="13.045cm" svg:y="16.7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7.78cm" svg:height="4.775cm" svg:x="1.317cm" svg:y="21.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26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line draw:style-name="gr27" draw:text-style-name="P2" draw:layer="layout" svg:x1="14.335cm" svg:y1="23.934cm" svg:x2="17.228cm" svg:y2="23.934cm">
          <text:p/>
        </draw:line>
        <draw:line draw:style-name="gr27" draw:text-style-name="P2" draw:layer="layout" svg:x1="7.032cm" svg:y1="23.902cm" svg:x2="13.382cm" svg:y2="23.902cm">
          <text:p/>
        </draw:line>
        <draw:custom-shape draw:style-name="gr38" draw:text-style-name="P8" draw:layer="layout" svg:width="1.587cm" svg:height="1.546cm" svg:x="5.7cm" svg:y="23.512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0.985cm" svg:height="0.614cm" svg:x="3.454cm" svg:y="23.226cm">
          <draw:text-box>
            <text:p><text:span text:style-name="T6">IPv6</text:span></text:p>
          </draw:text-box>
        </draw:frame>
        <draw:frame draw:style-name="gr8" draw:text-style-name="P17" draw:layer="layout" svg:width="0.985cm" svg:height="0.614cm" svg:x="16.055cm" svg:y="23.226cm">
          <draw:text-box>
            <text:p><text:span text:style-name="T6">IPv6</text:span></text:p>
          </draw:text-box>
        </draw:frame>
        <draw:custom-shape draw:style-name="gr30" draw:text-style-name="P8" draw:layer="layout" svg:width="1.587cm" svg:height="1.666cm" svg:x="13.103cm" svg:y="23.512cm">
          <text:p text:style-name="P7"><text:span text:style-name="T1">IPREF</text:span></text:p>
          <text:p text:style-name="P7"><text:span text:style-name="T1">GWB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4.492cm" svg:x2="6.08cm" svg:y2="4.492cm">
          <text:p/>
        </draw:line>
        <draw:custom-shape draw:style-name="gr39" draw:text-style-name="P8" draw:layer="layout" svg:width="1.587cm" svg:height="1.546cm" svg:x="5.7cm" svg:y="4.074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0.842cm" svg:x2="6.08cm" svg:y2="10.842cm">
          <text:p/>
        </draw:line>
        <draw:custom-shape draw:style-name="gr39" draw:text-style-name="P8" draw:layer="layout" svg:width="1.587cm" svg:height="1.546cm" svg:x="5.7cm" svg:y="10.415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3.222cm" svg:y1="17.192cm" svg:x2="6.08cm" svg:y2="17.192cm">
          <text:p/>
        </draw:line>
        <draw:custom-shape draw:style-name="gr38" draw:text-style-name="P8" draw:layer="layout" svg:width="1.587cm" svg:height="1.546cm" svg:x="5.642cm" svg:y="16.7cm">
          <text:p text:style-name="P7"><text:span text:style-name="T1">IPREF</text:span></text:p>
          <text:p text:style-name="P7"><text:span text:style-name="T1">GWA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41" draw:text-style-name="P1" draw:layer="layout" svg:width="17.78cm" svg:height="8.254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6" draw:layer="layout" svg:width="0.668cm" svg:height="0.614cm" svg:x="4.626cm" svg:y="10.304cm">
          <draw:text-box>
            <text:p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8" draw:layer="layout" svg:width="1.27cm" svg:height="1.27cm" svg:x="3.222cm" svg:y="10.20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0.84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2.11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8" draw:layer="layout" svg:width="1.588cm" svg:height="1.588cm" svg:x="13.7cm" svg:y="10.843cm">
          <text:p text:style-name="P7"><text:span text:style-name="T1">IPREF</text:span></text:p>
          <text:p text:style-name="P7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0.208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17.192cm" svg:y="12.113cm">
          <text:p text:style-name="P7"><text:span text:style-name="T1">Host</text:span></text:p>
          <text:p text:style-name="P7"><text:span text:style-name="T1">B6</text:span></text:p>
          <draw:enhanced-geometry svg:viewBox="0 0 21600 21600" draw:type="rectangle" draw:enhanced-path="M 0 0 L 21600 0 21600 21600 0 21600 0 0 Z N"/>
        </draw:custom-shape>
        <draw:frame draw:style-name="gr42" draw:text-style-name="P4" draw:layer="layout" svg:width="6.35cm" svg:height="2.313cm" svg:x="2.588cm" svg:y="14.082cm">
          <draw:text-box>
            <text:p><text:span text:style-name="T2">Internet ifc: <text:s text:c="9"/></text:span><text:span text:style-name="T2">2001:db8:aa:1::9</text:span></text:p>
            <text:p><text:span text:style-name="T2">Local Network A: </text:span><text:span text:style-name="T2">172.17.1.0/24</text:span></text:p>
            <text:p><text:span text:style-name="T2">Host A1: <text:s text:c="13"/></text:span><text:span text:style-name="T2">172.17.1.75</text:span></text:p>
            <text:p><text:span text:style-name="T2">DNS A1: <text:s text:c="13"/></text:span><text:span text:style-name="T2">(none)</text:span></text:p>
            <text:p><text:span text:style-name="T2">Encoding Network: </text:span><text:span text:style-name="T2">10.128.0.0/10</text:span></text:p>
          </draw:text-box>
        </draw:frame>
        <draw:frame draw:style-name="gr42" draw:text-style-name="P4" draw:layer="layout" svg:width="7.62cm" svg:height="2.313cm" svg:x="12.112cm" svg:y="14.017cm">
          <draw:text-box>
            <text:p><text:span text:style-name="T2">Internet ifc: <text:s text:c="9"/></text:span><text:span text:style-name="T2">2001:db8:bb:2::8</text:span></text:p>
            <text:p><text:span text:style-name="T2">Local Network B: </text:span><text:span text:style-name="T2">2001:db8:bb:12::/64</text:span></text:p>
            <text:p><text:span text:style-name="T2">Host B6: <text:s text:c="13"/></text:span><text:span text:style-name="T2">2001:db8:bb:12::28</text:span></text:p>
            <text:p><text:span text:style-name="T2">DNS B6: <text:s text:c="13"/></text:span><text:span text:style-name="T8">2001:db8:bb:2::8 + </text:span><text:span text:style-name="T8">2466</text:span></text:p>
            <text:p><text:span text:style-name="T2">Encoding Network: </text:span><text:span text:style-name="T2">fdee:eeee::/64</text:span></text:p>
          </draw:text-box>
        </draw:frame>
        <draw:frame draw:style-name="gr8" draw:text-style-name="P6" draw:layer="layout" svg:width="0.668cm" svg:height="0.614cm" svg:x="16.48cm" svg:y="12.198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9.89cm" svg:y="20.661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32cm" svg:y1="19.416cm" svg:x2="5.432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8" draw:layer="layout" svg:width="1.27cm" svg:height="1.27cm" svg:x="3.222cm" svg:y="19.098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003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8" draw:layer="layout" svg:width="1.588cm" svg:height="1.588cm" svg:x="6.397cm" svg:y="19.733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1.905cm" svg:height="1.906cm" svg:x="10.207cm" svg:y="17.827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1.905cm" svg:height="1.906cm" svg:x="6.08cm" svg:y="22.907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.588cm" svg:height="1.906cm" svg:x="14.971cm" svg:y="21.318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.588cm" svg:height="1.906cm" svg:x="15.605cm" svg:y="22.273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.588cm" svg:height="1.906cm" svg:x="16.241cm" svg:y="23.224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225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4" draw:layer="layout" svg:width="5.727cm" svg:height="0.584cm" svg:x="9.255cm" svg:y="24.229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5.727cm" svg:height="0.584cm" svg:x="12.735cm" svg:y="17.828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952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956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956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6" draw:layer="layout" svg:width="4.762cm" svg:height="1.017cm" svg:x="8.302cm" svg:y="4.11cm">
          <draw:text-box>
            <text:p text:style-name="P15"><text:span text:style-name="T2">2001:db8::abc:11 + </text:span><text:span text:style-name="T2">700</text:span></text:p>
            <text:p text:style-name="P15"><text:span text:style-name="T2">198.51.100.11 + 700</text:span></text:p>
          </draw:text-box>
        </draw:frame>
        <draw:frame draw:style-name="gr8" draw:text-style-name="P6" draw:layer="layout" svg:width="0.668cm" svg:height="0.614cm" svg:x="13.032cm" svg:y="10.863cm">
          <draw:text-box>
            <text:p><text:span text:style-name="T4">:8</text:span></text:p>
          </draw:text-box>
        </draw:frame>
        <draw:frame draw:style-name="gr8" draw:text-style-name="P6" draw:layer="layout" svg:width="0.668cm" svg:height="0.614cm" svg:x="8.269cm" svg:y="10.863cm">
          <draw:text-box>
            <text:p><text:span text:style-name="T4">:9</text:span></text:p>
          </draw:text-box>
        </draw:frame>
        <draw:frame draw:style-name="gr6" draw:text-style-name="P4" draw:layer="layout" svg:width="1.057cm" svg:height="0.658cm" svg:x="5.023cm" svg:y="18.462cm">
          <draw:text-box>
            <text:p><text:span text:style-name="T2">IPv4</text:span></text:p>
          </draw:text-box>
        </draw:frame>
        <draw:frame draw:style-name="gr4" draw:text-style-name="P4" draw:layer="layout" svg:width="0.985cm" svg:height="0.634cm" svg:x="10.207cm" svg:y="20.051cm">
          <draw:text-box>
            <text:p><text:span text:style-name="T2">IPv6</text:span></text:p>
          </draw:text-box>
        </draw:frame>
      </draw:page>
      <draw:page draw:name="page5" draw:style-name="dp1" draw:master-page-name="Default">
        <draw:custom-shape draw:style-name="gr44" draw:text-style-name="P1" draw:layer="layout" svg:width="17.78cm" svg:height="9.843cm" svg:x="1.952cm" svg:y="5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11.16cm" svg:x2="8.954cm" svg:y2="14.073cm">
          <text:p/>
        </draw:line>
        <draw:frame draw:style-name="gr3" draw:text-style-name="P3" draw:layer="layout" svg:width="1.65cm" svg:height="0.659cm" svg:x="10.145cm" svg:y="12.474cm">
          <draw:text-box>
            <text:p><text:span text:style-name="T1">Interne</text:span><text:span text:style-name="T1">t</text:span></text:p>
          </draw:text-box>
        </draw:frame>
        <draw:frame draw:style-name="gr4" draw:text-style-name="P4" draw:layer="layout" svg:width="0.985cm" svg:height="0.634cm" svg:x="10.388cm" svg:y="11.228cm">
          <draw:text-box>
            <text:p><text:span text:style-name="T2">IPv6</text:span></text:p>
          </draw:text-box>
        </draw:frame>
        <draw:line draw:style-name="gr2" draw:text-style-name="P2" draw:layer="layout" svg:x1="12.705cm" svg:y1="11.16cm" svg:x2="12.705cm" svg:y2="14.073cm">
          <text:p/>
        </draw:line>
        <draw:frame draw:style-name="gr5" draw:text-style-name="P5" draw:layer="layout" svg:width="2.712cm" svg:height="0.708cm" svg:x="2.905cm" svg:y="6.007cm">
          <draw:text-box>
            <text:p><text:span text:style-name="T3">Net</text:span><text:span text:style-name="T3">wo</text:span><text:span text:style-name="T3">rk </text:span><text:span text:style-name="T3">A</text:span></text:p>
          </draw:text-box>
        </draw:frame>
        <draw:frame draw:style-name="gr6" draw:text-style-name="P4" draw:layer="layout" svg:width="1.057cm" svg:height="0.658cm" svg:x="13.7cm" svg:y="11.205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11.205cm">
          <draw:text-box>
            <text:p><text:span text:style-name="T2">IPv4</text:span></text:p>
          </draw:text-box>
        </draw:frame>
        <draw:line draw:style-name="gr7" draw:text-style-name="P2" draw:layer="layout" svg:x1="7.667cm" svg:y1="12.815cm" svg:x2="9.572cm" svg:y2="12.815cm">
          <text:p/>
        </draw:line>
        <draw:frame draw:style-name="gr8" draw:text-style-name="P6" draw:layer="layout" svg:width="0.668cm" svg:height="0.614cm" svg:x="4.626cm" svg:y="11.641cm">
          <draw:text-box>
            <text:p><text:span text:style-name="T4">.75</text:span></text:p>
          </draw:text-box>
        </draw:frame>
        <draw:line draw:style-name="gr7" draw:text-style-name="P2" draw:layer="layout" svg:x1="12.112cm" svg:y1="12.815cm" svg:x2="14.017cm" svg:y2="12.815cm">
          <text:p/>
        </draw:line>
        <draw:frame draw:style-name="gr5" draw:text-style-name="P5" draw:layer="layout" svg:width="2.712cm" svg:height="0.708cm" svg:x="16.24cm" svg:y="6.007cm">
          <draw:text-box>
            <text:p><text:span text:style-name="T3">Net</text:span><text:span text:style-name="T3">wo</text:span><text:span text:style-name="T3">rk </text:span><text:span text:style-name="T3">B</text:span></text:p>
          </draw:text-box>
        </draw:frame>
        <draw:line draw:style-name="gr9" draw:text-style-name="P2" draw:layer="layout" svg:x1="5.445cm" svg:y1="11.863cm" svg:x2="5.445cm" svg:y2="14.403cm">
          <text:p/>
        </draw:line>
        <draw:line draw:style-name="gr10" draw:text-style-name="P2" draw:layer="layout" svg:x1="3.858cm" svg:y1="12.18cm" svg:x2="5.445cm" svg:y2="12.18cm">
          <text:p/>
        </draw:line>
        <draw:line draw:style-name="gr10" draw:text-style-name="P2" draw:layer="layout" svg:x1="3.858cm" svg:y1="14.085cm" svg:x2="5.445cm" svg:y2="14.085cm">
          <text:p/>
        </draw:line>
        <draw:line draw:style-name="gr10" draw:text-style-name="P2" draw:layer="layout" svg:x1="5.445cm" svg:y1="13.133cm" svg:x2="7.032cm" svg:y2="13.133cm">
          <text:p/>
        </draw:line>
        <draw:custom-shape draw:style-name="gr45" draw:text-style-name="P21" draw:layer="layout" svg:width="1.27cm" svg:height="1.27cm" svg:x="3.222cm" svg:y="11.545cm">
          <text:p text:style-name="P20">Host</text:p>
          <text:p text:style-name="P20">A1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88cm" svg:height="1.588cm" svg:x="6.397cm" svg:y="12.18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3.222cm" svg:y="13.45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1.863cm" svg:x2="16.24cm" svg:y2="14.403cm">
          <text:p/>
        </draw:line>
        <draw:line draw:style-name="gr10" draw:text-style-name="P2" draw:layer="layout" svg:x1="16.24cm" svg:y1="12.18cm" svg:x2="17.827cm" svg:y2="12.18cm">
          <text:p/>
        </draw:line>
        <draw:line draw:style-name="gr10" draw:text-style-name="P2" draw:layer="layout" svg:x1="16.24cm" svg:y1="14.085cm" svg:x2="17.827cm" svg:y2="14.085cm">
          <text:p/>
        </draw:line>
        <draw:line draw:style-name="gr10" draw:text-style-name="P2" draw:layer="layout" svg:x1="14.653cm" svg:y1="13.133cm" svg:x2="16.24cm" svg:y2="13.133cm">
          <text:p/>
        </draw:line>
        <draw:custom-shape draw:style-name="gr12" draw:text-style-name="P8" draw:layer="layout" svg:width="1.588cm" svg:height="1.588cm" svg:x="13.7cm" svg:y="12.18cm">
          <text:p text:style-name="P7"><text:span text:style-name="T1">IPREF</text:span></text:p>
          <text:p text:style-name="P7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1.27cm" svg:height="1.27cm" svg:x="17.192cm" svg:y="11.545cm">
          <text:p text:style-name="P7"><text:span text:style-name="T1">Host</text:span></text:p>
          <text:p text:style-name="P7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27cm" svg:height="1.27cm" svg:x="17.192cm" svg:y="13.45cm">
          <text:p text:style-name="P20">Host</text:p>
          <text:p text:style-name="P20">B6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668cm" svg:height="0.614cm" svg:x="16.48cm" svg:y="13.535cm">
          <draw:text-box>
            <text:p><text:span text:style-name="T4">:28</text:span></text:p>
          </draw:text-box>
        </draw:frame>
        <draw:custom-shape draw:style-name="gr14" draw:text-style-name="P1" draw:layer="layout" svg:width="17.78cm" svg:height="8.572cm" svg:x="1.952cm" svg:y="17.8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779cm" svg:x2="8.937cm" svg:y2="24.494cm">
          <text:p/>
        </draw:line>
        <draw:frame draw:style-name="gr3" draw:text-style-name="P3" draw:layer="layout" svg:width="1.65cm" svg:height="0.659cm" svg:x="9.89cm" svg:y="21.295cm">
          <draw:text-box>
            <text:p><text:span text:style-name="T1">Inte</text:span><text:span text:style-name="T1">rnet</text:span></text:p>
          </draw:text-box>
        </draw:frame>
        <draw:frame draw:style-name="gr5" draw:text-style-name="P5" draw:layer="layout" svg:width="2.712cm" svg:height="0.708cm" svg:x="2.867cm" svg:y="18.289cm">
          <draw:text-box>
            <text:p><text:span text:style-name="T3">Netw</text:span><text:span text:style-name="T3">ork A</text:span></text:p>
          </draw:text-box>
        </draw:frame>
        <draw:line draw:style-name="gr7" draw:text-style-name="P2" draw:layer="layout" svg:x1="7.667cm" svg:y1="21.002cm" svg:x2="9.572cm" svg:y2="21.002cm">
          <text:p/>
        </draw:line>
        <draw:line draw:style-name="gr9" draw:text-style-name="P2" draw:layer="layout" svg:x1="5.432cm" svg:y1="20.05cm" svg:x2="5.432cm" svg:y2="22.59cm">
          <text:p/>
        </draw:line>
        <draw:line draw:style-name="gr10" draw:text-style-name="P2" draw:layer="layout" svg:x1="3.858cm" svg:y1="20.367cm" svg:x2="5.445cm" svg:y2="20.367cm">
          <text:p/>
        </draw:line>
        <draw:line draw:style-name="gr10" draw:text-style-name="P2" draw:layer="layout" svg:x1="3.858cm" svg:y1="22.272cm" svg:x2="5.445cm" svg:y2="22.272cm">
          <text:p/>
        </draw:line>
        <draw:line draw:style-name="gr10" draw:text-style-name="P2" draw:layer="layout" svg:x1="5.445cm" svg:y1="21.32cm" svg:x2="7.032cm" svg:y2="21.32cm">
          <text:p/>
        </draw:line>
        <draw:custom-shape draw:style-name="gr11" draw:text-style-name="P8" draw:layer="layout" svg:width="1.27cm" svg:height="1.27cm" svg:x="3.222cm" svg:y="19.732cm">
          <text:p text:style-name="P7"><text:span text:style-name="T1">Host</text:span></text:p>
          <text:p text:style-name="P7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1.27cm" svg:x="3.222cm" svg:y="21.637cm">
          <text:p text:style-name="P7"><text:span text:style-name="T1">Host</text:span></text:p>
          <text:p text:style-name="P7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636cm" svg:x2="7.032cm" svg:y2="23.859cm">
          <text:p/>
        </draw:line>
        <draw:line draw:style-name="gr15" draw:text-style-name="P2" draw:layer="layout" svg:x1="7.35cm" svg:y1="19.731cm" svg:x2="7.35cm" svg:y2="20.684cm">
          <text:p/>
        </draw:line>
        <draw:line draw:style-name="gr16" draw:text-style-name="P2" draw:layer="layout" svg:x1="7.35cm" svg:y1="19.732cm" svg:x2="10.842cm" svg:y2="19.732cm">
          <text:p/>
        </draw:line>
        <draw:custom-shape draw:style-name="gr12" draw:text-style-name="P8" draw:layer="layout" svg:width="1.588cm" svg:height="1.588cm" svg:x="6.397cm" svg:y="20.367cm">
          <text:p text:style-name="P7"><text:span text:style-name="T1">IPREF</text:span></text:p>
          <text:p text:style-name="P7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1.905cm" svg:height="1.906cm" svg:x="10.207cm" svg:y="18.461cm">
          <text:p text:style-name="P7"><text:span text:style-name="T1">public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1.905cm" svg:height="1.906cm" svg:x="6.08cm" svg:y="23.541cm">
          <text:p text:style-name="P7"><text:span text:style-name="T1">local</text:span></text:p>
          <text:p text:style-name="P7"><text:span text:style-name="T1">DNS</text:span></text:p>
          <text:p text:style-name="P7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.588cm" svg:height="1.906cm" svg:x="14.971cm" svg:y="21.952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.588cm" svg:height="1.906cm" svg:x="15.605cm" svg:y="22.907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.588cm" svg:height="1.906cm" svg:x="16.241cm" svg:y="23.858cm">
          <text:p text:style-name="P7"><text:span text:style-name="T1">other</text:span></text:p>
          <text:p text:style-name="P7"><text:span text:style-name="T1">DNS</text:span></text:p>
          <text:p text:style-name="P7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588cm" svg:height="0.635cm" svg:x="14.652cm" svg:y="19.41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1.588cm" svg:height="0.635cm" svg:x="11.16cm" svg:y="23.859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1.27cm" svg:height="1.731cm" draw:transform="rotate (1.58406082911005) translate (4.053cm 24.662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3" draw:text-style-name="P14" draw:layer="layout" svg:width="5.727cm" svg:height="0.584cm" svg:x="9.255cm" svg:y="24.863cm">
          <text:p text:style-name="P13"><text:span text:style-name="T5">B6 <text:s text:c="3"/>AA <text:s text:c="3"/>2001:db8:bb:2::8 + 2466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5.727cm" svg:height="0.584cm" svg:x="12.735cm" svg:y="18.462cm">
          <text:p text:style-name="P13"><text:span text:style-name="T5">A3 <text:s text:c="3"/>AA <text:s text:c="3"/>2001:db8:aa:1::9 + 173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3.81cm" svg:x="1.952cm" svg:y="1.317cm">
          <text:p/>
          <draw:enhanced-geometry svg:viewBox="0 0 21600 21600" draw:type="rectangle" draw:enhanced-path="M 0 0 L 21600 0 21600 21600 0 21600 0 0 Z N"/>
        </draw:custom-shape>
        <draw:g draw:style-name="gr23">
          <draw:custom-shape draw:style-name="gr24" draw:text-style-name="P14" draw:layer="layout" svg:width="3.505cm" svg:height="0.584cm" svg:x="7.019cm" svg:y="2.321cm">
            <text:p text:style-name="P13"><text:span text:style-name="T5">IP 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3.505cm" svg:height="0.584cm" svg:x="10.512cm" svg:y="2.321cm">
            <text:p text:style-name="P13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16" draw:layer="layout" svg:width="4.762cm" svg:height="1.017cm" svg:x="8.302cm" svg:y="3.475cm">
          <draw:text-box>
            <text:p text:style-name="P15"><text:span text:style-name="T2">2001:db</text:span><text:span text:style-name="T2">8::abc:1</text:span><text:span text:style-name="T2">1 + 700</text:span></text:p>
            <text:p text:style-name="P15"><text:span text:style-name="T2">198.51.1</text:span><text:span text:style-name="T2">00.11 + </text:span><text:span text:style-name="T2">700</text:span></text:p>
          </draw:text-box>
        </draw:frame>
        <draw:frame draw:style-name="gr8" draw:text-style-name="P6" draw:layer="layout" svg:width="0.668cm" svg:height="0.614cm" svg:x="13.032cm" svg:y="12.2cm">
          <draw:text-box>
            <text:p><text:span text:style-name="T4">:8</text:span></text:p>
          </draw:text-box>
        </draw:frame>
        <draw:frame draw:style-name="gr8" draw:text-style-name="P6" draw:layer="layout" svg:width="0.668cm" svg:height="0.614cm" svg:x="8.269cm" svg:y="12.2cm">
          <draw:text-box>
            <text:p><text:span text:style-name="T4">:9</text:span></text:p>
          </draw:text-box>
        </draw:frame>
        <draw:frame draw:style-name="gr6" draw:text-style-name="P4" draw:layer="layout" svg:width="1.057cm" svg:height="0.658cm" svg:x="5.023cm" svg:y="19.096cm">
          <draw:text-box>
            <text:p><text:span text:style-name="T2">IPv4</text:span></text:p>
          </draw:text-box>
        </draw:frame>
        <draw:frame draw:style-name="gr4" draw:text-style-name="P4" draw:layer="layout" svg:width="0.985cm" svg:height="0.634cm" svg:x="10.207cm" svg:y="20.685cm">
          <draw:text-box>
            <text:p><text:span text:style-name="T2">IPv6</text:span></text:p>
          </draw:text-box>
        </draw:frame>
        <draw:custom-shape draw:style-name="gr47" draw:text-style-name="P24" draw:layer="layout" svg:width="3.81cm" svg:height="1.27cm" svg:x="8.937cm" svg:y="5.763cm">
          <text:p text:style-name="P23"><text:span text:style-name="T3">Internet</text:span></text:p>
          <draw:enhanced-geometry svg:viewBox="0 0 21600 21600" draw:type="rectangle" draw:enhanced-path="M 0 0 L 21600 0 21600 21600 0 21600 0 0 Z N"/>
        </draw:custom-shape>
        <draw:frame draw:style-name="gr48" draw:text-style-name="P16" draw:layer="layout" svg:width="5.398cm" svg:height="1.017cm" svg:x="2.587cm" svg:y="7.033cm">
          <draw:text-box>
            <text:p text:style-name="P15"><text:span text:style-name="T8">src: <text:s/>2001:db8:aa:1::9 + 1579</text:span></text:p>
            <text:p text:style-name="P15"><text:span text:style-name="T8">dst: <text:s/>2001:db8:bb:2::8 + 2466</text:span></text:p>
          </draw:text-box>
        </draw:frame>
        <draw:frame draw:style-name="gr48" draw:text-style-name="P16" draw:layer="layout" svg:width="5.398cm" svg:height="1.017cm" svg:x="8.302cm" svg:y="7.033cm">
          <draw:text-box>
            <text:p text:style-name="P15"><text:span text:style-name="T8">src: <text:s/></text:span><text:span text:style-name="T8">2001:d</text:span><text:span text:style-name="T8">b8:aa:1</text:span><text:span text:style-name="T8">::9 + </text:span><text:span text:style-name="T8">1579</text:span></text:p>
            <text:p text:style-name="P15"><text:span text:style-name="T8">dst: <text:s/></text:span><text:span text:style-name="T8">2001:d</text:span><text:span text:style-name="T8">b8:bb:2</text:span><text:span text:style-name="T8">::8 + </text:span><text:span text:style-name="T8">2466</text:span></text:p>
          </draw:text-box>
        </draw:frame>
        <draw:frame draw:style-name="gr48" draw:text-style-name="P16" draw:layer="layout" svg:width="5.398cm" svg:height="1.017cm" svg:x="14.017cm" svg:y="7.033cm">
          <draw:text-box>
            <text:p text:style-name="P15"><text:span text:style-name="T8">src: <text:s/></text:span><text:span text:style-name="T8">2001:d</text:span><text:span text:style-name="T8">b8:aa:</text:span><text:span text:style-name="T8">1::9 + </text:span><text:span text:style-name="T8">1579</text:span></text:p>
            <text:p text:style-name="P15"><text:span text:style-name="T8">dst: <text:s/></text:span><text:span text:style-name="T8">2001:d</text:span><text:span text:style-name="T8">b8:bb:</text:span><text:span text:style-name="T8">2::8 + </text:span><text:span text:style-name="T8">2466</text:span></text:p>
          </draw:text-box>
        </draw:frame>
        <draw:frame draw:style-name="gr48" draw:text-style-name="P4" draw:layer="layout" svg:width="5.398cm" svg:height="1.017cm" svg:x="2.587cm" svg:y="9.573cm">
          <draw:text-box>
            <text:p><text:span text:style-name="T2">src: <text:s/></text:span><text:span text:style-name="T2">172.17.</text:span><text:span text:style-name="T2">1.75</text:span></text:p>
            <text:p><text:span text:style-name="T2">dst: <text:s/></text:span><text:span text:style-name="T2">10.128.</text:span><text:span text:style-name="T2">48.62</text:span></text:p>
          </draw:text-box>
        </draw:frame>
        <draw:frame draw:style-name="gr48" draw:text-style-name="P4" draw:layer="layout" svg:width="5.398cm" svg:height="1.017cm" svg:x="8.302cm" svg:y="9.573cm">
          <draw:text-box>
            <text:p><text:span text:style-name="T2">src: <text:s/></text:span><text:span text:style-name="T2">2001:db8</text:span><text:span text:style-name="T2">:aa:1::9</text:span></text:p>
            <text:p><text:span text:style-name="T2">dst: <text:s/></text:span><text:span text:style-name="T2">2001:db8</text:span><text:span text:style-name="T2">:bb:2::8</text:span></text:p>
          </draw:text-box>
        </draw:frame>
        <draw:frame draw:style-name="gr48" draw:text-style-name="P4" draw:layer="layout" svg:width="5.398cm" svg:height="1.017cm" svg:x="14.017cm" svg:y="9.573cm">
          <draw:text-box>
            <text:p><text:span text:style-name="T2">src: <text:s/></text:span><text:span text:style-name="T2">fdee:eeee::13</text:span><text:span text:style-name="T2">77:5951</text:span></text:p>
            <text:p><text:span text:style-name="T2">dst: <text:s/></text:span><text:span text:style-name="T2">2001:db8:bb:</text:span><text:span text:style-name="T2">12::28</text:span></text:p>
          </draw:text-box>
        </draw:frame>
        <draw:custom-shape draw:style-name="gr49" draw:text-style-name="P9" draw:layer="layout" svg:width="0.953cm" svg:height="0.635cm" svg:x="3.85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9" draw:layer="layout" svg:width="0.953cm" svg:height="0.635cm" svg:x="9.572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9" draw:layer="layout" svg:width="0.953cm" svg:height="0.635cm" svg:x="15.287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09-10T21:01:27.153247544</dc:date>
    <meta:editing-duration>P11DT22H51M5S</meta:editing-duration>
    <meta:editing-cycles>64</meta:editing-cycles>
    <meta:generator>LibreOffice/7.5.3.2$Linux_X86_64 LibreOffice_project/50$Build-2</meta:generator>
    <meta:document-statistic meta:object-count="310"/>
  </office:meta>
</office:document-meta>
</file>